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ccff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dash" draw:stroke-dash="Fine_20_Dashe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c0ea8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dash" draw:stroke-dash="Fine_20_Dashed" svg:stroke-color="#ff9966" svg:stroke-opacity="0%" draw:fill="solid" draw:fill-color="#ffffcc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fo:min-height="1.782cm" fo:min-width="7.12cm" draw:shadow-opacity="100%"/>
    </style:style>
    <style:style style:name="gr8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svg:stroke-color="#355e00" draw:fill="solid" draw:fill-color="#ffffff" draw:opacity="100%" draw:textarea-horizontal-align="justify" draw:textarea-vertical-align="middle" draw:auto-grow-height="false" fo:min-height="1.782cm" fo:min-width="7.12cm" draw:shadow-opacity="100%"/>
    </style:style>
    <style:style style:name="gr13" style:family="graphic" style:parent-style-name="standard">
      <style:graphic-properties draw:fill="solid" draw:fill-color="#c0c0c0" draw:opacity="100%" draw:textarea-horizontal-align="justify" draw:textarea-vertical-align="middle" draw:auto-grow-height="false" fo:min-height="1.782cm" fo:min-width="7.12cm" draw:shadow-opacity="100%"/>
    </style:style>
    <style:style style:name="gr14" style:family="graphic" style:parent-style-name="standard">
      <style:graphic-properties svg:stroke-color="#355e00" draw:fill="solid" draw:fill-color="#fffff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6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ccffff" draw:opacity="100%"/>
      <style:paragraph-properties fo:text-align="start"/>
    </style:style>
    <style:style style:name="P3" style:family="paragraph">
      <loext:graphic-properties draw:fill="solid" draw:fill-color="#ffffcc" draw:opacity="100%"/>
      <style:paragraph-properties fo:text-align="start"/>
    </style:style>
    <style:style style:name="P4" style:family="paragraph">
      <loext:graphic-properties draw:fill="solid" draw:fill-color="#c0ea8e" draw:opacity="100%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0ea8e" draw:opacity="100%"/>
      <style:paragraph-properties fo:text-align="center"/>
    </style:style>
    <style:style style:name="P7" style:family="paragraph">
      <loext:graphic-properties draw:fill="solid" draw:fill-color="#ffffcc" draw:opacity="50%"/>
      <style:paragraph-properties fo:text-align="start"/>
    </style:style>
    <style:style style:name="P8" style:family="paragraph">
      <loext:graphic-properties draw:fill="solid" draw:fill-color="#ffffff" draw:opacity="10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="solid" draw:fill-color="#ffcc99" draw:opacity="100%"/>
      <style:paragraph-properties fo:text-align="start"/>
    </style:style>
    <style:style style:name="P11" style:family="paragraph">
      <loext:graphic-properties draw:fill="solid" draw:fill-color="#ffffff" draw:opacity="100%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solid" draw:fill-color="#c0c0c0" draw:opacity="100%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956cm" svg:height="24.924cm" svg:x="0cm" svg:y="0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208cm" svg:height="15.24cm" svg:x="0.54cm" svg:y="6.096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5.908cm" svg:height="3.556cm" svg:x="0.54cm" svg:y="17.2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5.908cm" svg:height="4.064cm" svg:x="0.54cm" svg:y="1.524cm">
          <text:p text:style-name="P1">Agent Frontend Module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304cm" svg:height="2.032cm" svg:x="0.54cm" svg:y="22.352cm">
          <text:p text:style-name="P5">Databas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2.032cm" svg:x="20.352cm" svg:y="22.352cm">
          <text:p text:style-name="P5">Configuration File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208cm" svg:height="3.556cm" svg:x="0.54cm" svg:y="17.27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62cm" svg:height="2.032cm" svg:x="0.948cm" svg:y="18.288cm">
          <text:p text:style-name="P5"><text:span text:style-name="T1">DynamicFiel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1.176cm" svg:height="2.032cm" svg:x="1.556cm" svg:y="14.52cm">
          <text:p text:style-name="P5">Dynamic Field Value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1.293cm" svg:height="6.096cm" svg:x="1.439cm" svg:y="7.754cm">
          <text:p text:style-name="P1">Dynamic Field Driv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1.947cm" svg:y="9.278cm">
          <text:p text:style-name="P5"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5.503cm" svg:y="9.278cm">
          <text:p text:style-name="P5"><text:span text:style-name="T2">TextAre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9.059cm" svg:y="9.278cm">
          <text:p text:style-name="P5"><text:span text:style-name="T2">Checkbox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1.947cm" svg:y="10.802cm">
          <text:p text:style-name="P5"><text:span text:style-name="T2">Dropd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5.503cm" svg:y="10.802cm">
          <text:p text:style-name="P5"><text:span text:style-name="T2">Multisel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9.059cm" svg:y="10.802cm">
          <text:p text:style-name="P5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016cm" svg:x="1.947cm" svg:y="12.326cm">
          <text:p text:style-name="P5"><text:span text:style-name="T2">Date/Ti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8cm" svg:height="1.016cm" svg:x="5.503cm" svg:y="12.326cm">
          <text:p text:style-name="P5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.62cm" svg:height="2.032cm" svg:x="18.464cm" svg:y="18.288cm">
          <text:p text:style-name="P5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7.62cm" svg:height="2.032cm" svg:x="9.66cm" svg:y="18.288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72cm" svg:height="2.032cm" svg:x="1.048cm" svg:y="3.048cm">
          <text:p text:style-name="P5"><text:span text:style-name="T2">AgentTicketPho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72cm" svg:height="2.032cm" svg:x="6.128cm" svg:y="3.048cm">
          <text:p text:style-name="P5"><text:span text:style-name="T2">AgentTicketEmail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72cm" svg:height="2.032cm" svg:x="21.368cm" svg:y="3.048cm">
          <text:p text:style-name="P5"><text:span text:style-name="T2">AgentTicketZoom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72cm" svg:height="2.032cm" svg:x="11.208cm" svg:y="3.048cm">
          <text:p text:style-name="P5"><text:span text:style-name="T2">AgentTicketMov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572cm" svg:height="2.032cm" svg:x="16.288cm" svg:y="3.048cm">
          <text:p text:style-name="P5">...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456cm" svg:height="0.962cm" svg:x="0.54cm" svg:y="17.272cm">
          <draw:text-box>
            <text:p>Core Modu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24.8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Fernando Rodríguez</meta:initial-creator>
    <meta:creation-date>2012-03-12T15:02:30</meta:creation-date>
    <dc:date>2019-02-22T12:30:05.496623372</dc:date>
    <meta:editing-duration>PT41M52S</meta:editing-duration>
    <meta:editing-cycles>5</meta:editing-cycles>
    <meta:generator>LibreOffice/6.0.7.3$MacOSX_X86_64 LibreOffice_project/dc89aa7a9eabfd848af146d5086077aeed2ae4a5</meta:generator>
    <meta:document-statistic meta:object-count="26"/>
  </office:meta>
</office:document-meta>
</file>